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043cm" style:rel-column-width="11333*"/>
    </style:style>
    <style:style style:name="Table1.B" style:family="table-column">
      <style:table-column-properties style:column-width="7.276cm" style:rel-column-width="27100*"/>
    </style:style>
    <style:style style:name="Table1.C" style:family="table-column">
      <style:table-column-properties style:column-width="7.276cm" style:rel-column-width="2710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2.831cm" style:rel-column-width="10544*"/>
    </style:style>
    <style:style style:name="Table2.B" style:family="table-column">
      <style:table-column-properties style:column-width="2.117cm" style:rel-column-width="7883*"/>
    </style:style>
    <style:style style:name="Table2.C" style:family="table-column">
      <style:table-column-properties style:column-width="6.615cm" style:rel-column-width="24637*"/>
    </style:style>
    <style:style style:name="Table2.D" style:family="table-column">
      <style:table-column-properties style:column-width="6.033cm" style:rel-column-width="2247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 3004 – Team Log – Feb 9<text:span text:style-name="T1">th</text:span> To Feb 16<text:span text:style-name="T1">th</text:span></text:p>
      <text:p text:style-name="P3"/>
      <text:p text:style-name="P4"><text:span text:style-name="T2">Table 1:</text:span> Team Meeting Date And People Attended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Meeting Date</text:p>
          </table:table-cell>
          <table:table-cell table:style-name="Table1.A1" office:value-type="string">
            <text:p text:style-name="P1">Members Attended</text:p>
          </table:table-cell>
          <table:table-cell table:style-name="Table1.C1" office:value-type="string">
            <text:p text:style-name="P1">Discusse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</table:table>
      <text:p text:style-name="P4"/>
      <text:p text:style-name="P4"/>
      <text:p text:style-name="P4"><text:span text:style-name="T2">Table 2: </text:span>Team Member Work Tabl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Team Member</text:p>
          </table:table-cell>
          <table:table-cell table:style-name="Table2.A1" office:value-type="string">
            <text:p text:style-name="P1">Hours Committed</text:p>
          </table:table-cell>
          <table:table-cell table:style-name="Table2.A1" office:value-type="string">
            <text:p text:style-name="P1">Achievements</text:p>
          </table:table-cell>
          <table:table-cell table:style-name="Table2.D1" office:value-type="string">
            <text:p text:style-name="P1">Planned</text:p>
          </table:table-cell>
        </table:table-row>
        <table:table-row>
          <table:table-cell table:style-name="Table2.A2" office:value-type="string">
            <text:p text:style-name="P1">Anthony Tasca</text:p>
          </table:table-cell>
          <table:table-cell table:style-name="Table2.B2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Albert Cho</text:p>
          </table:table-cell>
          <table:table-cell table:style-name="Table2.B2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Mitchell Hird</text:p>
          </table:table-cell>
          <table:table-cell table:style-name="Table2.B2" office:value-type="float" office:value="20">
            <text:p text:style-name="P1">20</text:p>
          </table:table-cell>
          <table:table-cell table:style-name="Table2.A2" office:value-type="string">
            <text:p text:style-name="P2">- Added support for multiple entities on a given clearing</text:p>
            <text:p text:style-name="P2"/>
            <text:p text:style-name="P2">- Added inn to game, with easily changeable location</text:p>
            <text:p text:style-name="P2"/>
            <text:p text:style-name="P2">- Added basic chit factory for getting player weapons and armour when they are created. Can be expanded upon</text:p>
            <text:p text:style-name="P2"/>
            <text:p text:style-name="P2">- Expanded on Albert's combat system logistics, getting calculations correct and fine tuning steps for combat</text:p>
            <text:p text:style-name="P2"/>
            <text:p text:style-name="P2">- Improved the UI used combat</text:p>
            <text:p text:style-name="P2"/>
            <text:p text:style-name="P2">- Integrated combat UI with the combat controller that determines the flow control for combat</text:p>
            <text:p text:style-name="P2"/>
            <text:p text:style-name="P2">- Added treasure searching functionality for the player's current clearing</text:p>
          </table:table-cell>
          <table:table-cell table:style-name="Table2.D2" office:value-type="string">
            <text:p text:style-name="P2">- Implementing the restrictions on player turns, as currently the player can carry out as many actions as they want</text:p>
            <text:p text:style-name="P2"/>
            <text:p text:style-name="P2">- Looking into trading and what is needed for the player to initiate the action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2-21T14:39:22.02</dc:date>
    <meta:editing-duration>PT25M45S</meta:editing-duration>
    <meta:editing-cycles>12</meta:editing-cycles>
    <meta:generator>OpenOffice/4.1.0$Win32 OpenOffice.org_project/410m18$Build-9764</meta:generator>
    <meta:document-statistic meta:table-count="2" meta:image-count="0" meta:object-count="0" meta:page-count="1" meta:paragraph-count="23" meta:word-count="163" meta:character-count="955"/>
  </office:meta>
</office:document-meta>
</file>